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RTMS STAT. ME<text:tab/>SSAGES <text:s text:c="2"/>ZONE:<text:tab/>1 <text:s text:c="3"/>2 <text:s text:c="3"/>3<text:tab/><text:tab/></text:p>
      <text:p text:style-name="Preformatted_20_Text">SPEED IN MPH.<text:tab/>Occupancy 6 ft<text:tab/>loop normalized.<text:tab/><text:tab/></text:p>
      <text:p text:style-name="Preformatted_20_Text"><text:tab/><text:tab/><text:tab/><text:tab/></text:p>
      <text:p text:style-name="Preformatted_20_Text">pv<text:tab/><text:tab/>RTMS_ID Lane Class<text:tab/>Speed[km/h] Length[m]<text:tab/>Dwell</text:p>
      <text:p text:style-name="Preformatted_20_Text">pv<text:tab/><text:tab/>------------------<text:tab/>----------------------<text:tab/>----------</text:p>
      <text:p text:style-name="Preformatted_20_Text">pv <text:s/>22 02 2013<text:tab/>27:37.8<text:tab/>1 <text:s text:c="2"/>3 <text:s text:c="3"/>Sm<text:tab/>9 <text:s text:c="7"/>3.4<text:tab/>107</text:p>
      <text:p text:style-name="Preformatted_20_Text">pv <text:s/>22 02 2013<text:tab/>27:38.3<text:tab/>1 <text:s text:c="2"/>3 <text:s text:c="3"/>Sm<text:tab/>10 <text:s text:c="7"/>2.4<text:tab/>76</text:p>
      <text:p text:style-name="Preformatted_20_Text">pv <text:s/>22 02 2013<text:tab/>27:38.3<text:tab/>1 <text:s text:c="2"/>2 <text:s text:c="3"/>Sm<text:tab/>8 <text:s text:c="7"/>3.2<text:tab/>103</text:p>
      <text:p text:style-name="Preformatted_20_Text">pv <text:s/>22 02 2013<text:tab/>27:41.2<text:tab/>1 <text:s text:c="2"/>3 <text:s text:c="3"/>Sm<text:tab/>10 <text:s text:c="7"/>4.8<text:tab/>127</text:p>
      <text:p text:style-name="Preformatted_20_Text">pv <text:s/>22 02 2013<text:tab/>27:41.9<text:tab/>1 <text:s text:c="2"/>2 <text:s text:c="3"/>Sm<text:tab/>9 <text:s text:c="7"/>3.4<text:tab/>103</text:p>
      <text:p text:style-name="Preformatted_20_Text"><text:tab/><text:tab/><text:tab/><text:tab/></text:p>
      <text:p text:style-name="Preformatted_20_Text"><text:span text:style-name="T4">22 02 2013 17:<text:tab/>27:42</text:span><text:span text:style-name="T2">:00</text:span><text:tab/><text:tab/><text:tab/></text:p>
      <text:p text:style-name="Preformatted_20_Text">MESSAGE NO. <text:span text:style-name="T4">54</text:span><text:tab/>VOLUME:<text:tab/><text:span text:style-name="T4">0 <text:s text:c="3"/>2 <text:s text:c="3"/>3</text:span><text:span text:style-name="T3"><text:tab/></text:span><text:tab/></text:p>
      <text:p text:style-name="Preformatted_20_Text"><text:tab/>MED:<text:tab/><text:span text:style-name="T1">0 <text:s text:c="3"/>0 <text:s text:c="3"/>0<text:tab/></text:span><text:tab/></text:p>
      <text:p text:style-name="Preformatted_20_Text"><text:tab/>LARGE:<text:tab/><text:span text:style-name="T1">0 <text:s text:c="3"/>0 <text:s text:c="3"/>0</text:span><text:span text:style-name="T4"><text:tab/></text:span><text:tab/></text:p>
      <text:p text:style-name="Preformatted_20_Text"><text:tab/>TRUCK:<text:tab/><text:span text:style-name="T1">0 <text:s text:c="3"/>0 <text:s text:c="3"/>0<text:tab/></text:span><text:tab/></text:p>
      <text:p text:style-name="Preformatted_20_Text">STATION ID. <text:span text:style-name="T4">1</text:span><text:span text:style-name="T3"><text:tab/></text:span>OCCUPANCY:<text:tab/><text:span text:style-name="T4">0.0 <text:s/>40.8 46.0</text:span><text:tab/><text:tab/></text:p>
      <text:p text:style-name="Preformatted_20_Text">FWDLK SPEED ?<text:tab/>SIDEFRD SPD:<text:tab/><text:span text:style-name="T4">?</text:span><text:span text:style-name="T3"> <text:s text:c="3"/></text:span><text:span text:style-name="T4">8 <text:s text:c="3"/>9</text:span><text:tab/>Dir. 0 V. 112 H. 16<text:tab/></text:p>
      <text:p text:style-name="Preformatted_20_Text"><text:tab/>SPEED 85%:<text:tab/><text:span text:style-name="T4">?</text:span><text:span text:style-name="T3"> <text:s text:c="3"/></text:span><text:span text:style-name="T4">8 <text:s text:c="3"/>9</text:span><text:span text:style-name="T3"><text:tab/></text:span><text:tab/></text:p>
      <text:p text:style-name="Preformatted_20_Text"><text:tab/>GAP:<text:tab/><text:span text:style-name="T4">0.0 <text:s/>1.5 <text:s/>0.6</text:span><text:tab/><text:tab/></text:p>
      <text:p text:style-name="Preformatted_20_Text"><text:tab/><text:tab/><text:tab/><text:tab/></text:p>
      <text:p text:style-name="Preformatted_20_Text">pv<text:tab/><text:tab/>RTMS_ID Lane Class<text:tab/>Speed[MPH] Length[ft]<text:tab/>Dwell</text:p>
      <text:p text:style-name="Preformatted_20_Text">pv<text:tab/><text:tab/>------------------<text:tab/>----------------------<text:tab/>----------</text:p>
      <text:p text:style-name="Preformatted_20_Text">pv <text:s/>22 02 2013<text:tab/>27:44.1<text:tab/>1 <text:s text:c="2"/>3 <text:s text:c="3"/>Sm<text:tab/>9 <text:s text:c="6"/>13.1<text:tab/>116</text:p>
      <text:p text:style-name="Preformatted_20_Text">pv <text:s/>22 02 2013<text:tab/>27:46.1<text:tab/>1 <text:s text:c="2"/>2 <text:s text:c="3"/>Sm<text:tab/>8 <text:s text:c="6"/>13.1<text:tab/>126</text:p>
      <text:p text:style-name="Preformatted_20_Text"><text:tab/><text:tab/><text:tab/><text:tab/></text:p>
      <text:p text:style-name="Preformatted_20_Text">22 02 2013 17:<text:tab/>27:47:00<text:tab/><text:tab/><text:tab/></text:p>
      <text:p text:style-name="Preformatted_20_Text">MESSAGE NO. 55<text:tab/>VOLUME:<text:tab/>0 <text:s text:c="3"/>1 <text:s text:c="3"/>1<text:tab/><text:tab/></text:p>
      <text:p text:style-name="Preformatted_20_Text"><text:tab/>MED:<text:tab/>0 <text:s text:c="3"/>0 <text:s text:c="3"/>0<text:tab/><text:tab/></text:p>
      <text:p text:style-name="Preformatted_20_Text"><text:tab/>LARGE:<text:tab/>0 <text:s text:c="3"/>0 <text:s text:c="3"/>0<text:tab/><text:tab/></text:p>
      <text:p text:style-name="Preformatted_20_Text"><text:tab/>TRUCK:<text:tab/>0 <text:s text:c="3"/>0 <text:s text:c="3"/>0<text:tab/><text:tab/></text:p>
      <text:p text:style-name="Preformatted_20_Text">STATION ID. 1<text:tab/>OCCUPANCY:<text:tab/>0.0 <text:s/>25.2 23.2<text:tab/><text:tab/></text:p>
      <text:p text:style-name="Preformatted_20_Text">FWDLK SPEED ?<text:tab/>SIDEFRD SPD:<text:tab/>? <text:s text:c="3"/>8 <text:s text:c="3"/>9<text:tab/>Dir. 0 V. 114 H. 16<text:tab/></text:p>
      <text:p text:style-name="Preformatted_20_Text"><text:tab/>SPEED 85%:<text:tab/>? <text:s text:c="3"/>8 <text:s text:c="3"/>9<text:tab/><text:tab/></text:p>
      <text:p text:style-name="Preformatted_20_Text"><text:tab/>GAP:<text:tab/>0.0 <text:s/>3.8 <text:s/>3.9<text:tab/><text:tab/></text:p>
      <text:p text:style-name="Preformatted_20_Text"><text:tab/><text:tab/><text:tab/><text:tab/></text:p>
      <text:p text:style-name="Preformatted_20_Text">pv<text:tab/><text:tab/>RTMS_ID Lane Class<text:tab/>Speed[MPH] Length[ft]<text:tab/>Dwell</text:p>
      <text:p text:style-name="Preformatted_20_Text">pv<text:tab/><text:tab/>------------------<text:tab/>----------------------<text:tab/>----------</text:p>
      <text:p text:style-name="Preformatted_20_Text">pv <text:s/>22 02 2013<text:tab/>27:48.1<text:tab/>1 <text:s text:c="2"/>3 <text:s text:c="3"/>Sm<text:tab/>9 <text:s text:c="7"/>9.8<text:tab/>93</text:p>
      <text:p text:style-name="Preformatted_20_Text">pv <text:s/>22 02 2013<text:tab/>27:49.2<text:tab/>1 <text:s text:c="2"/>1 <text:s text:c="3"/>Sm<text:tab/>10 <text:s text:c="6"/>13.1<text:tab/>112</text:p>
      <text:p text:style-name="Preformatted_20_Text">pv <text:s/>22 02 2013<text:tab/>27:50.5<text:tab/>1 <text:s text:c="2"/>2 <text:s text:c="3"/>Sm<text:tab/>8 <text:s text:c="6"/>14.4<text:tab/>140</text:p>
      <text:p text:style-name="Preformatted_20_Text">pv <text:s/>22 02 2013<text:tab/>27:52.3<text:tab/>1 <text:s text:c="2"/>2 <text:s text:c="3"/>Sm<text:tab/>8 <text:s text:c="6"/>11.2<text:tab/>113</text:p>
      <text:p text:style-name="Preformatted_20_Text"><text:tab/><text:tab/><text:tab/><text:tab/></text:p>
      <text:p text:style-name="Preformatted_20_Text">22 02 2013 17:<text:tab/>27:52:00<text:tab/><text:tab/><text:tab/></text:p>
      <text:p text:style-name="Preformatted_20_Text">MESSAGE NO. 56<text:tab/>VOLUME:<text:tab/>1 <text:s text:c="3"/>2 <text:s text:c="3"/>1<text:tab/><text:tab/></text:p>
      <text:p text:style-name="Preformatted_20_Text"><text:tab/>MED:<text:tab/>0 <text:s text:c="3"/>0 <text:s text:c="3"/>0<text:tab/><text:tab/></text:p>
      <text:p text:style-name="Preformatted_20_Text"><text:tab/>LARGE:<text:tab/>0 <text:s text:c="3"/>0 <text:s text:c="3"/>0<text:tab/><text:tab/></text:p>
      <text:p text:style-name="Preformatted_20_Text"><text:tab/>TRUCK:<text:tab/>0 <text:s text:c="3"/>0 <text:s text:c="3"/>0<text:tab/><text:tab/></text:p>
      <text:p text:style-name="Preformatted_20_Text">STATION ID. 1<text:tab/>OCCUPANCY:<text:tab/>22.4 50.4 23.6<text:tab/><text:tab/></text:p>
      <text:p text:style-name="Preformatted_20_Text">FWDLK SPEED ?<text:tab/>SIDEFRD SPD:<text:tab/>10 <text:s text:c="2"/>8 <text:s text:c="3"/>9<text:tab/>Dir. 0 V. 112 H. 16<text:tab/></text:p>
      <text:p text:style-name="Preformatted_20_Text"><text:tab/>SPEED 85%:<text:tab/>10 <text:s text:c="2"/>8 <text:s text:c="3"/>9<text:tab/><text:tab/></text:p>
      <text:p text:style-name="Preformatted_20_Text"><text:tab/>GAP:<text:tab/>3.9 <text:s/>1.2 <text:s/>3.9<text:tab/><text:tab/></text:p>
      <text:p text:style-name="Preformatted_20_Text"><text:tab/><text:tab/><text:tab/><text:tab/></text:p>
      <text:p text:style-name="Preformatted_20_Text">pv<text:tab/><text:tab/>RTMS_ID Lane Class<text:tab/>Speed[MPH] Length[ft]<text:tab/>Dwell</text:p>
      <text:p text:style-name="Preformatted_20_Text">pv<text:tab/><text:tab/>------------------<text:tab/>----------------------<text:tab/>----------</text:p>
      <text:p text:style-name="Preformatted_20_Text">pv <text:s/>22 02 2013<text:tab/>27:53.3<text:tab/>1 <text:s text:c="2"/>3 <text:s text:c="3"/>Sm<text:tab/>9 <text:s text:c="6"/>15.7<text:tab/>141</text:p>
      <text:p text:style-name="Preformatted_20_Text">pv <text:s/>22 02 2013<text:tab/>27:55.5<text:tab/>1 <text:s text:c="2"/>2 <text:s text:c="3"/>Sm<text:tab/>8 <text:s text:c="6"/>11.8<text:tab/>121</text:p>
      <text:p text:style-name="Preformatted_20_Text">pv <text:s/>22 02 2013<text:tab/>27:57.0<text:tab/>1 <text:s text:c="2"/>3 <text:s text:c="3"/>Sm<text:tab/>9 <text:s text:c="6"/>12.5<text:tab/>117</text:p>
      <text:p text:style-name="Preformatted_20_Text"><text:soft-page-break/><text:tab/><text:tab/><text:tab/><text:tab/></text:p>
      <text:p text:style-name="Preformatted_20_Text">22 02 2013 17:<text:tab/>27:57:00<text:tab/><text:tab/><text:tab/></text:p>
      <text:p text:style-name="Preformatted_20_Text">MESSAGE NO. 57<text:tab/>VOLUME:<text:tab/>0 <text:s text:c="3"/>1 <text:s text:c="3"/>2<text:tab/><text:tab/></text:p>
      <text:p text:style-name="Preformatted_20_Text"><text:tab/>MED:<text:tab/>0 <text:s text:c="3"/>0 <text:s text:c="3"/>0<text:tab/><text:tab/></text:p>
      <text:p text:style-name="Preformatted_20_Text"><text:tab/>LARGE:<text:tab/>0 <text:s text:c="3"/>0 <text:s text:c="3"/>0<text:tab/><text:tab/></text:p>
      <text:p text:style-name="Preformatted_20_Text"><text:tab/>TRUCK:<text:tab/>0 <text:s text:c="3"/>0 <text:s text:c="3"/>0<text:tab/><text:tab/></text:p>
      <text:p text:style-name="Preformatted_20_Text">STATION ID. 1<text:tab/>OCCUPANCY:<text:tab/>0.0 <text:s/>34.4 51.2<text:tab/><text:tab/></text:p>
      <text:p text:style-name="Preformatted_20_Text">FWDLK SPEED ?<text:tab/>SIDEFRD SPD:<text:tab/>? <text:s text:c="3"/>8 <text:s text:c="3"/>9<text:tab/>Dir. 0 V. 112 H. 16<text:tab/></text:p>
      <text:p text:style-name="Preformatted_20_Text"><text:tab/>SPEED 85%:<text:tab/>? <text:s text:c="3"/>8 <text:s text:c="3"/>9<text:tab/><text:tab/></text:p>
      <text:p text:style-name="Preformatted_20_Text"><text:tab/>GAP:<text:tab/>0.0 <text:s/>3.3 <text:s/>1.2<text:tab/><text:tab/></text:p>
      <text:p text:style-name="Preformatted_20_Text"><text:tab/><text:tab/><text:tab/><text:tab/></text:p>
      <text:p text:style-name="Preformatted_20_Text">pv<text:tab/><text:tab/>RTMS_ID Lane Class<text:tab/>Speed[MPH] Length[ft]<text:tab/>Dwell</text:p>
      <text:p text:style-name="Preformatted_20_Text">pv<text:tab/><text:tab/>------------------<text:tab/>----------------------<text:tab/>----------</text:p>
      <text:p text:style-name="Preformatted_20_Text">pv <text:s/>22 02 2013<text:tab/>27:57.9<text:tab/>1 <text:s text:c="2"/>2 <text:s text:c="3"/>Sm<text:tab/>8 <text:s text:c="6"/>12.5<text:tab/>122</text:p>
      <text:p text:style-name="Preformatted_20_Text">pv <text:s/>22 02 2013<text:tab/>27:59.2<text:tab/>1 <text:s text:c="2"/>3 <text:s text:c="3"/>Sm<text:tab/>9 <text:s text:c="6"/>13.8<text:tab/>126</text:p>
      <text:p text:style-name="Preformatted_20_Text">pv <text:s/>22 02 2013<text:tab/>27:59.8<text:tab/>1 <text:s text:c="2"/>2 <text:s text:c="3"/>Sm<text:tab/>8 <text:s text:c="6"/>11.8<text:tab/>114</text:p>
      <text:p text:style-name="Preformatted_20_Text">pv <text:s/>22 02 2013<text:tab/>28:01.5<text:tab/>1 <text:s text:c="2"/>3 <text:s text:c="3"/>Sm<text:tab/>9 <text:s text:c="6"/>15.1<text:tab/>136</text:p>
      <text:p text:style-name="Preformatted_20_Text"><text:tab/><text:tab/><text:tab/><text:tab/></text:p>
      <text:p text:style-name="Preformatted_20_Text">22 02 2013 17:<text:tab/>28:02:00<text:tab/><text:tab/><text:tab/></text:p>
      <text:p text:style-name="Preformatted_20_Text">MESSAGE NO. 58<text:tab/>VOLUME:<text:tab/>0 <text:s text:c="3"/>2 <text:s text:c="3"/>2<text:tab/><text:tab/></text:p>
      <text:p text:style-name="Preformatted_20_Text"><text:tab/>MED:<text:tab/>0 <text:s text:c="3"/>0 <text:s text:c="3"/>0<text:tab/><text:tab/></text:p>
      <text:p text:style-name="Preformatted_20_Text"><text:tab/>LARGE:<text:tab/>0 <text:s text:c="3"/>0 <text:s text:c="3"/>0<text:tab/><text:tab/></text:p>
      <text:p text:style-name="Preformatted_20_Text"><text:tab/>TRUCK:<text:tab/>0 <text:s text:c="3"/>0 <text:s text:c="3"/>0<text:tab/><text:tab/></text:p>
      <text:p text:style-name="Preformatted_20_Text">STATION ID. 1<text:tab/>OCCUPANCY:<text:tab/>0.0 <text:s/>47.2 51.6<text:tab/><text:tab/></text:p>
      <text:p text:style-name="Preformatted_20_Text">FWDLK SPEED ?<text:tab/>SIDEFRD SPD:<text:tab/>? <text:s text:c="3"/>8 <text:s text:c="3"/>9<text:tab/>Dir. 0 V. 112 H. 16<text:tab/></text:p>
      <text:p text:style-name="Preformatted_20_Text"><text:tab/>SPEED 85%:<text:tab/>? <text:s text:c="3"/>8 <text:s text:c="3"/>9<text:tab/><text:tab/></text:p>
      <text:p text:style-name="Preformatted_20_Text"><text:tab/>GAP:<text:tab/>0.0 <text:s/>1.3 <text:s/>1.2<text:tab/><text:tab/></text:p>
      <text:p text:style-name="Preformatted_20_Text"><text:tab/><text:tab/><text:tab/><text:tab/></text:p>
      <text:p text:style-name="Preformatted_20_Text">pv<text:tab/><text:tab/>RTMS_ID Lane Class<text:tab/>Speed[MPH] Length[ft]<text:tab/>Dwell</text:p>
      <text:p text:style-name="Preformatted_20_Text">pv<text:tab/><text:tab/>------------------<text:tab/>----------------------<text:tab/>----------</text:p>
      <text:p text:style-name="Preformatted_20_Text">pv <text:s/>22 02 2013<text:tab/>28:04.1<text:tab/>1 <text:s text:c="2"/>3 <text:s text:c="2"/>Med<text:tab/>9 <text:s text:c="6"/>17.7<text:tab/>155</text:p>
      <text:p text:style-name="Preformatted_20_Text">pv <text:s/>22 02 2013<text:tab/>28:05.1<text:tab/>1 <text:s text:c="2"/>2 <text:s text:c="3"/>Sm<text:tab/>8 <text:s text:c="6"/>14.4<text:tab/>143</text:p>
      <text:p text:style-name="Preformatted_20_Text">pv <text:s/>22 02 2013<text:tab/>28:07.1<text:tab/>1 <text:s text:c="2"/>3 <text:s text:c="2"/>Med<text:tab/>8 <text:s text:c="6"/>16.4<text:tab/>154</text:p>
      <text:p text:style-name="Preformatted_20_Text"><text:tab/><text:tab/><text:tab/><text:tab/></text:p>
      <text:p text:style-name="Preformatted_20_Text">22 02 2013 17:<text:tab/>28:07:00<text:tab/><text:tab/><text:tab/></text:p>
      <text:p text:style-name="Preformatted_20_Text">MESSAGE NO. 59<text:tab/>VOLUME:<text:tab/>0 <text:s text:c="3"/>1 <text:s text:c="3"/>2<text:tab/><text:tab/></text:p>
      <text:p text:style-name="Preformatted_20_Text"><text:tab/>MED:<text:tab/>0 <text:s text:c="3"/>0 <text:s text:c="3"/>2<text:tab/><text:tab/></text:p>
      <text:p text:style-name="Preformatted_20_Text"><text:tab/>LARGE:<text:tab/>0 <text:s text:c="3"/>0 <text:s text:c="3"/>0<text:tab/><text:tab/></text:p>
      <text:p text:style-name="Preformatted_20_Text"><text:tab/>TRUCK:<text:tab/>0 <text:s text:c="3"/>0 <text:s text:c="3"/>0<text:tab/><text:tab/></text:p>
      <text:p text:style-name="Preformatted_20_Text">STATION ID. 1<text:tab/>OCCUPANCY:<text:tab/>0.0 <text:s/>28.0 61.2<text:tab/><text:tab/></text:p>
      <text:p text:style-name="Preformatted_20_Text">FWDLK SPEED ?<text:tab/>SIDEFRD SPD:<text:tab/>? <text:s text:c="3"/>8 <text:s text:c="3"/>8<text:tab/>Dir. 0 V. 112 H. 16<text:tab/></text:p>
      <text:p text:style-name="Preformatted_20_Text"><text:tab/>SPEED 85%:<text:tab/>? <text:s text:c="3"/>8 <text:s text:c="3"/>8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7:19:56</dc:date>
    <meta:generator>LibreOffice/3.4$Linux LibreOffice_project/340m1$Build-402</meta:generator>
    <meta:editing-duration>P4DT1H39M18S</meta:editing-duration>
    <meta:editing-cycles>3</meta:editing-cycles>
    <meta:document-statistic meta:table-count="0" meta:image-count="0" meta:object-count="0" meta:page-count="2" meta:paragraph-count="100" meta:word-count="633" meta:character-count="3438" meta:non-whitespace-character-count="2201"/>
  </office:meta>
</office:document-meta>
</file>